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596cm"/>
        </style:tab-stops>
      </style:paragraph-properties>
      <style:text-properties fo:font-size="14pt" fo:language="en" fo:country="US" fo:font-weight="bold" officeooo:rsid="001af394" officeooo:paragraph-rsid="001af394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fo:font-weight="bold" officeooo:rsid="001c521d" officeooo:paragraph-rsid="001c521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fo:font-weight="bold" officeooo:rsid="002b4ebe" officeooo:paragraph-rsid="002b4ebe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fo:font-weight="bold" officeooo:rsid="002d22e3" officeooo:paragraph-rsid="002d22e3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/>
    </style:style>
    <style:style style:name="P8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officeooo:paragraph-rsid="002413b5"/>
    </style:style>
    <style:style style:name="P9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officeooo:paragraph-rsid="00398a6a"/>
    </style:style>
    <style:style style:name="P10" style:family="paragraph" style:parent-style-name="Standard">
      <style:paragraph-properties>
        <style:tab-stops>
          <style:tab-stop style:position="0.596cm"/>
        </style:tab-stops>
      </style:paragraph-properties>
      <style:text-properties fo:language="en" fo:country="US" officeooo:paragraph-rsid="0021c253"/>
    </style:style>
    <style:style style:name="T1" style:family="text">
      <style:text-properties officeooo:rsid="001d7c3a"/>
    </style:style>
    <style:style style:name="T2" style:family="text">
      <style:text-properties officeooo:rsid="001dca59"/>
    </style:style>
    <style:style style:name="T3" style:family="text">
      <style:text-properties officeooo:rsid="001e8bd8"/>
    </style:style>
    <style:style style:name="T4" style:family="text">
      <style:text-properties fo:font-weight="bold" officeooo:rsid="001e8bd8" style:font-weight-asian="bold" style:font-weight-complex="bold"/>
    </style:style>
    <style:style style:name="T5" style:family="text">
      <style:text-properties fo:font-weight="bold" officeooo:rsid="0021c253" style:font-weight-asian="bold" style:font-weight-complex="bold"/>
    </style:style>
    <style:style style:name="T6" style:family="text">
      <style:text-properties fo:font-weight="bold" officeooo:rsid="002413b5" style:font-weight-asian="bold" style:font-weight-complex="bold"/>
    </style:style>
    <style:style style:name="T7" style:family="text">
      <style:text-properties fo:font-weight="bold" officeooo:rsid="0024a426" style:font-weight-asian="bold" style:font-weight-complex="bold"/>
    </style:style>
    <style:style style:name="T8" style:family="text">
      <style:text-properties fo:font-weight="normal" officeooo:rsid="001e8bd8" style:font-weight-asian="normal" style:font-weight-complex="normal"/>
    </style:style>
    <style:style style:name="T9" style:family="text">
      <style:text-properties officeooo:rsid="0021c253"/>
    </style:style>
    <style:style style:name="T10" style:family="text">
      <style:text-properties officeooo:rsid="0022551a"/>
    </style:style>
    <style:style style:name="T11" style:family="text">
      <style:text-properties officeooo:rsid="002413b5"/>
    </style:style>
    <style:style style:name="T12" style:family="text">
      <style:text-properties officeooo:rsid="0024a426"/>
    </style:style>
    <style:style style:name="T13" style:family="text">
      <style:text-properties officeooo:rsid="00279212"/>
    </style:style>
    <style:style style:name="T14" style:family="text">
      <style:text-properties officeooo:rsid="00279cdf"/>
    </style:style>
    <style:style style:name="T15" style:family="text">
      <style:text-properties officeooo:rsid="00291f6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2413b5"/>
    </style:style>
    <style:style style:name="T18" style:family="text">
      <style:text-properties style:text-underline-style="none" officeooo:rsid="00279212"/>
    </style:style>
    <style:style style:name="T19" style:family="text">
      <style:text-properties style:text-underline-style="none" officeooo:rsid="0027b9c9"/>
    </style:style>
    <style:style style:name="T20" style:family="text">
      <style:text-properties style:text-underline-style="none" officeooo:rsid="001e8bd8"/>
    </style:style>
    <style:style style:name="T21" style:family="text">
      <style:text-properties style:text-underline-style="none" officeooo:rsid="0024a426"/>
    </style:style>
    <style:style style:name="T22" style:family="text">
      <style:text-properties style:text-underline-style="none" officeooo:rsid="003bb223"/>
    </style:style>
    <style:style style:name="T23" style:family="text">
      <style:text-properties officeooo:rsid="0033207d"/>
    </style:style>
    <style:style style:name="T24" style:family="text">
      <style:text-properties officeooo:rsid="00398a6a"/>
    </style:style>
    <style:style style:name="T25" style:family="text">
      <style:text-properties officeooo:rsid="003bb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 commands</text:p>
      <text:p text:style-name="P7"/>
      <text:p text:style-name="P4"><text:a xlink:type="simple" xlink:href="https://developer.mozilla.org/en-US/docs/Web/API/Document_Object_Model/Introduction" text:style-name="Internet_20_link" text:visited-style-name="Visited_20_Internet_20_Link"><text:span text:style-name="T16">introduction</text:span></text:a></text:p>
      <text:p text:style-name="P5"><text:a xlink:type="simple" xlink:href="https://developer.mozilla.org/en-US/docs/Web/API/Document_Object_Model" text:style-name="Internet_20_link" text:visited-style-name="Visited_20_Internet_20_Link"><text:span text:style-name="T16">interfaces</text:span></text:a></text:p>
      <text:p text:style-name="P7"/>
      <text:p text:style-name="P2">built-in objects</text:p>
      <text:p text:style-name="P7"><text:tab/>window<text:tab/><text:tab/><text:span text:style-name="T1">set of</text:span> <text:span text:style-name="T1">predefined methods by the browser</text:span></text:p>
      <text:p text:style-name="P7"><text:tab/>document<text:tab/><text:tab/><text:span text:style-name="T2">an object created based on the HTML document</text:span></text:p>
      <text:p text:style-name="P7"><text:tab/>node<text:tab/><text:tab/><text:span text:style-name="T2">the tags</text:span></text:p>
      <text:p text:style-name="P7"><text:tab/>element<text:tab/><text:tab/><text:span text:style-name="T2">the tags</text:span></text:p>
      <text:p text:style-name="P7"/>
      <text:p text:style-name="P3">accessing elements</text:p>
      <text:p text:style-name="P7"><text:span text:style-name="T15">document</text:span>.getElementsByClassName<text:span text:style-name="T11">()</text:span><text:tab/><text:span text:style-name="T3">targets </text:span><text:span text:style-name="T4">class</text:span><text:span text:style-name="T8">es</text:span><text:span text:style-name="T3">, returns array (type ‘HTMLCollection’)</text:span></text:p>
      <text:p text:style-name="P7"><text:tab/>.<text:span text:style-name="T3">g</text:span>etElementById<text:tab/><text:tab/><text:tab/><text:tab/><text:span text:style-name="T3">targets </text:span><text:span text:style-name="T4">id</text:span><text:span text:style-name="T3">s</text:span></text:p>
      <text:p text:style-name="P7"><text:tab/>.<text:a xlink:type="simple" xlink:href="https://developer.mozilla.org/en-US/docs/Web/API/Document/getElementsByTagName" text:style-name="Internet_20_link" text:visited-style-name="Visited_20_Internet_20_Link"><text:span text:style-name="T16">getElementsByTagName</text:span></text:a><text:a xlink:type="simple" xlink:href="https://developer.mozilla.org/en-US/docs/Web/API/Document/getElementsByTagName" text:style-name="Internet_20_link" text:visited-style-name="Visited_20_Internet_20_Link"><text:span text:style-name="T17">()</text:span></text:a><text:tab/><text:tab/><text:span text:style-name="T3">targets </text:span><text:span text:style-name="T4">tag</text:span><text:span text:style-name="T3">s</text:span></text:p>
      <text:p text:style-name="P7"><text:tab/><text:a xlink:type="simple" xlink:href="https://developer.mozilla.org/en-US/docs/Web/API/Document/querySelector" text:style-name="Internet_20_link" text:visited-style-name="Visited_20_Internet_20_Link"><text:span text:style-name="T16">.</text:span></text:a><text:a xlink:type="simple" xlink:href="https://developer.mozilla.org/en-US/docs/Web/API/Document/querySelector" text:style-name="Internet_20_link" text:visited-style-name="Visited_20_Internet_20_Link"><text:span text:style-name="T20">q</text:span></text:a><text:a xlink:type="simple" xlink:href="https://developer.mozilla.org/en-US/docs/Web/API/Document/querySelector" text:style-name="Internet_20_link" text:visited-style-name="Visited_20_Internet_20_Link"><text:span text:style-name="T16">uerySelector</text:span></text:a><text:a xlink:type="simple" xlink:href="https://developer.mozilla.org/en-US/docs/Web/API/Document/querySelector" text:style-name="Internet_20_link" text:visited-style-name="Visited_20_Internet_20_Link"><text:span text:style-name="T20">()</text:span></text:a><text:tab/><text:tab/><text:tab/><text:tab/><text:span text:style-name="T3">targets the </text:span><text:span text:style-name="T4">element</text:span><text:span text:style-name="T5">s</text:span><text:span text:style-name="T4"> defined</text:span><text:span text:style-name="T3"> in the ()</text:span></text:p>
      <text:p text:style-name="P7"><text:tab/><text:a xlink:type="simple" xlink:href="https://developer.mozilla.org/en-US/docs/Web/API/Document/querySelectorAll" text:style-name="Internet_20_link" text:visited-style-name="Visited_20_Internet_20_Link"><text:span text:style-name="T16">.querySelectorAll</text:span></text:a><text:a xlink:type="simple" xlink:href="https://developer.mozilla.org/en-US/docs/Web/API/Document/querySelectorAll" text:style-name="Internet_20_link" text:visited-style-name="Visited_20_Internet_20_Link"><text:span text:style-name="T20">()</text:span></text:a><text:tab/><text:tab/><text:tab/>.</text:p>
      <text:p text:style-name="P7"/>
      <text:p text:style-name="P3">creating, inserting &amp; removing elements</text:p>
      <text:p text:style-name="P7"><text:tab/><text:span text:style-name="T25">element</text:span><text:a xlink:type="simple" xlink:href="https://developer.mozilla.org/en-US/docs/Web/API/Document/createElement" text:style-name="Internet_20_link" text:visited-style-name="Visited_20_Internet_20_Link"><text:span text:style-name="T16">.createElement</text:span></text:a><text:tab/>.</text:p>
      <text:p text:style-name="P10"><text:tab/>.removeChild<text:tab/><text:tab/>.</text:p>
      <text:p text:style-name="P7"><text:tab/><text:a xlink:type="simple" xlink:href="https://developer.mozilla.org/en-US/docs/Web/API/Node/appendChild" text:style-name="Internet_20_link" text:visited-style-name="Visited_20_Internet_20_Link"><text:span text:style-name="T22">node.appendChild </text:span></text:a><text:tab/><text:span text:style-name="T9">inserts new element in the document</text:span></text:p>
      <text:p text:style-name="P7"><text:tab/><text:a xlink:type="simple" xlink:href="https://developer.mozilla.org/en-US/docs/Web/API/Node/insertBefore" text:style-name="Internet_20_link" text:visited-style-name="Visited_20_Internet_20_Link"><text:span text:style-name="T16">.insertBefore</text:span></text:a><text:tab/><text:tab/>-<text:span text:style-name="T10">||-</text:span></text:p>
      <text:p text:style-name="P7"/>
      <text:p text:style-name="P3">an element's contents</text:p>
      <text:p text:style-name="P8"><text:tab/><text:a xlink:type="simple" xlink:href="https://developer.mozilla.org/en-US/docs/Web/API/Element/innerHTML" text:style-name="Internet_20_link" text:visited-style-name="Visited_20_Internet_20_Link"><text:span text:style-name="T16">.innerHTML</text:span></text:a><text:tab/><text:tab/><text:span text:style-name="T11">modify </text:span><text:span text:style-name="T6">HTML content</text:span><text:span text:style-name="T11"> (including text) of the elements</text:span></text:p>
      <text:p text:style-name="P8"><text:tab/><text:a xlink:type="simple" xlink:href="https://developer.mozilla.org/en-US/docs/Web/API/HTMLElement/innerText" text:style-name="Internet_20_link" text:visited-style-name="Visited_20_Internet_20_Link"><text:span text:style-name="T16">.innerText</text:span></text:a><text:tab/><text:tab/><text:tab/><text:span text:style-name="T23">targets</text:span><text:span text:style-name="T6"> text content only</text:span><text:span text:style-name="T11"> of the elements</text:span></text:p>
      <text:p text:style-name="P7"><text:tab/><text:a xlink:type="simple" xlink:href="https://developer.mozilla.org/en-US/docs/Web/API/Node/textContent" text:style-name="Internet_20_link" text:visited-style-name="Visited_20_Internet_20_Link"><text:span text:style-name="T16">.textContent</text:span></text:a><text:tab/><text:tab/>.</text:p>
      <text:p text:style-name="P7"/>
      <text:p text:style-name="P3">element attributes</text:p>
      <text:p text:style-name="P7"><text:tab/>.getAttribute<text:span text:style-name="T12">()</text:span><text:tab/><text:tab/><text:span text:style-name="T7">attribute</text:span><text:span text:style-name="T12">: stuff on the left side of the = <text:s/>like: style, class, href, etc.</text:span></text:p>
      <text:p text:style-name="P7"><text:tab/>.<text:a xlink:type="simple" xlink:href="https://developer.mozilla.org/en-US/docs/Web/API/Element/setAttribute" text:style-name="Internet_20_link" text:visited-style-name="Visited_20_Internet_20_Link"><text:span text:style-name="T16">setAttribute</text:span></text:a><text:a xlink:type="simple" xlink:href="https://developer.mozilla.org/en-US/docs/Web/API/Element/setAttribute" text:style-name="Internet_20_link" text:visited-style-name="Visited_20_Internet_20_Link"><text:span text:style-name="T21">()</text:span></text:a><text:tab/><text:tab/></text:p>
      <text:p text:style-name="P7"/>
      <text:p text:style-name="P3">element styles</text:p>
      <text:p text:style-name="P9"><text:tab/><text:a xlink:type="simple" xlink:href="https://developer.mozilla.org/en-US/docs/Web/API/HTMLElement/style" text:style-name="Internet_20_link" text:visited-style-name="Visited_20_Internet_20_Link"><text:span text:style-name="T16">.style</text:span></text:a><text:tab/><text:tab/><text:tab/><text:span text:style-name="T24">element</text:span>.<text:span text:style-name="T12">style.fontSize=’value’; or style[font-size]</text:span></text:p>
      <text:p text:style-name="P7"><text:tab/>.style.display (explain more properties)</text:p>
      <text:p text:style-name="P7"/>
      <text:p text:style-name="P3">classes</text:p>
      <text:p text:style-name="P7"><text:tab/>.className</text:p>
      <text:p text:style-name="P7"><text:tab/>.<text:a xlink:type="simple" xlink:href="https://developer.mozilla.org/en-US/docs/Web/API/Element/classList" text:style-name="Internet_20_link" text:visited-style-name="Visited_20_Internet_20_Link"><text:span text:style-name="T16">classList</text:span></text:a><text:tab/><text:tab/><text:span text:style-name="T12">an array-like object</text:span></text:p>
      <text:p text:style-name="P7"><text:tab/><text:tab/>.add<text:tab/><text:tab/><text:span text:style-name="T13">much like ‘push’: adds new classes to targeted element</text:span></text:p>
      <text:p text:style-name="P7"><text:tab/><text:tab/>.remove</text:p>
      <text:p text:style-name="P7"><text:tab/><text:tab/>.contains</text:p>
      <text:p text:style-name="P7"><text:tab/><text:tab/>.toggle</text:p>
      <text:p text:style-name="P7"><text:tab/><text:tab/>.replace</text:p>
      <text:p text:style-name="P7"/>
      <text:p text:style-name="P7"><text:a xlink:type="simple" xlink:href="https://developer.mozilla.org/en-US/docs/Web/API/GlobalEventHandlers/onclick" text:style-name="Internet_20_link" text:visited-style-name="Visited_20_Internet_20_Link"><text:span text:style-name="T18">.</text:span></text:a><text:a xlink:type="simple" xlink:href="https://developer.mozilla.org/en-US/docs/Web/API/GlobalEventHandlers/onclick" text:style-name="Internet_20_link" text:visited-style-name="Visited_20_Internet_20_Link"><text:span text:style-name="T16">onclick</text:span></text:a><text:a xlink:type="simple" xlink:href="https://developer.mozilla.org/en-US/docs/Web/API/GlobalEventHandlers/onclick" text:style-name="Internet_20_link" text:visited-style-name="Visited_20_Internet_20_Link"><text:span text:style-name="T19">()</text:span></text:a><text:tab/><text:tab/><text:span text:style-name="T14">event listener</text:span></text:p>
      <text:p text:style-name="P7">.onclick html attribute<text:tab/><text:tab/>.</text:p>
      <text:p text:style-name="P7"/>
      <text:p text:style-name="P7"/>
      <text:p text:style-name="P6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1:29:40.256000000</meta:creation-date>
    <dc:date>2019-02-28T21:35:51.781000000</dc:date>
    <meta:editing-duration>PT7H4M27S</meta:editing-duration>
    <meta:editing-cycles>30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40" meta:word-count="150" meta:character-count="1204" meta:non-whitespace-character-count="1033"/>
  </office:meta>
</office:document-meta>
</file>